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b010" officeooo:paragraph-rsid="001dee9e"/>
    </style:style>
    <style:style style:name="P2" style:family="paragraph" style:parent-style-name="Text_20_body">
      <style:text-properties officeooo:paragraph-rsid="001b2bde"/>
    </style:style>
    <style:style style:name="P3" style:family="paragraph" style:parent-style-name="Text_20_body">
      <style:text-properties officeooo:rsid="001dee9e" officeooo:paragraph-rsid="001ec197"/>
    </style:style>
    <style:style style:name="P4" style:family="paragraph" style:parent-style-name="Text_20_body">
      <style:text-properties officeooo:rsid="001ec197" officeooo:paragraph-rsid="001ec197"/>
    </style:style>
    <style:style style:name="P5" style:family="paragraph" style:parent-style-name="Text_20_body">
      <style:text-properties style:text-position="0% 100%"/>
    </style:style>
    <style:style style:name="P6" style:family="paragraph" style:parent-style-name="Text_20_body">
      <style:text-properties officeooo:rsid="001dee9e" officeooo:paragraph-rsid="001dee9e"/>
    </style:style>
    <style:style style:name="P7" style:family="paragraph" style:parent-style-name="Text_20_body">
      <style:text-properties officeooo:paragraph-rsid="001b2bde"/>
    </style:style>
    <style:style style:name="P8" style:family="paragraph" style:parent-style-name="Text_20_body">
      <style:text-properties officeooo:rsid="001ec197" officeooo:paragraph-rsid="001ec197"/>
    </style:style>
    <style:style style:name="P9" style:family="paragraph" style:parent-style-name="Text_20_body">
      <style:text-properties officeooo:rsid="001ec197" officeooo:paragraph-rsid="002afb6b"/>
    </style:style>
    <style:style style:name="P10" style:family="paragraph" style:parent-style-name="Text_20_body">
      <style:text-properties officeooo:rsid="001f5560" officeooo:paragraph-rsid="001f5560"/>
    </style:style>
    <style:style style:name="P11" style:family="paragraph" style:parent-style-name="Text_20_body">
      <style:text-properties officeooo:rsid="001f5560" officeooo:paragraph-rsid="0034d1d3"/>
    </style:style>
    <style:style style:name="P12" style:family="paragraph" style:parent-style-name="Text_20_body">
      <style:text-properties officeooo:rsid="0034d1d3" officeooo:paragraph-rsid="0034d1d3"/>
    </style:style>
    <style:style style:name="P13" style:family="paragraph" style:parent-style-name="Text_20_body">
      <style:text-properties officeooo:rsid="003631e8" officeooo:paragraph-rsid="003631e8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cdb82"/>
    </style:style>
    <style:style style:name="T3" style:family="text">
      <style:text-properties style:text-position="0% 100%" officeooo:rsid="001db010"/>
    </style:style>
    <style:style style:name="T4" style:family="text">
      <style:text-properties style:text-position="0% 100%" officeooo:rsid="001b2bde"/>
    </style:style>
    <style:style style:name="T5" style:family="text">
      <style:text-properties style:text-position="0% 100%" officeooo:rsid="0021e722"/>
    </style:style>
    <style:style style:name="T6" style:family="text">
      <style:text-properties style:text-position="0% 100%" officeooo:rsid="0022f425"/>
    </style:style>
    <style:style style:name="T7" style:family="text">
      <style:text-properties officeooo:rsid="0014297a"/>
    </style:style>
    <style:style style:name="T8" style:family="text">
      <style:text-properties officeooo:rsid="001dee9e"/>
    </style:style>
    <style:style style:name="T9" style:family="text">
      <style:text-properties officeooo:rsid="001ec197"/>
    </style:style>
    <style:style style:name="T10" style:family="text">
      <style:text-properties officeooo:rsid="0022f425"/>
    </style:style>
    <style:style style:name="T11" style:family="text">
      <style:text-properties officeooo:rsid="002471a1"/>
    </style:style>
    <style:style style:name="T12" style:family="text">
      <style:text-properties officeooo:rsid="0024b7f0"/>
    </style:style>
    <style:style style:name="T13" style:family="text">
      <style:text-properties officeooo:rsid="0025026d"/>
    </style:style>
    <style:style style:name="T14" style:family="text">
      <style:text-properties officeooo:rsid="00256914"/>
    </style:style>
    <style:style style:name="T15" style:family="text">
      <style:text-properties officeooo:rsid="0026a242"/>
    </style:style>
    <style:style style:name="T16" style:family="text">
      <style:text-properties officeooo:rsid="0027818b"/>
    </style:style>
    <style:style style:name="T17" style:family="text">
      <style:text-properties officeooo:rsid="002afb6b"/>
    </style:style>
    <style:style style:name="T18" style:family="text">
      <style:text-properties officeooo:rsid="002e0ad0"/>
    </style:style>
    <style:style style:name="T19" style:family="text">
      <style:text-properties officeooo:rsid="003140e0"/>
    </style:style>
    <style:style style:name="T20" style:family="text">
      <style:text-properties officeooo:rsid="0034fae3"/>
    </style:style>
    <style:style style:name="T21" style:family="text">
      <style:text-properties officeooo:rsid="0036b7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hier des charges</text:p>
      <text:p text:style-name="Subtitle"><text:span text:style-name="T3">RNGesus - </text:span><text:span text:style-name="T1">Snake</text:span></text:p>
      <text:p text:style-name="P5"/>
      <text:p text:style-name="P5"/>
      <text:p text:style-name="P2"><text:span text:style-name="T5">E</text:span><text:span text:style-name="T4">xplication du jeu : Le s</text:span><text:span text:style-name="T5">c</text:span><text:span text:style-name="T4">hlang</text:span><text:span text:style-name="T5">à</text:span><text:span text:style-name="T4"> est un jeu </text:span><text:span text:style-name="T5">à deux joueurs (humain vs ordinateur)</text:span><text:span text:style-name="T4"> en vue de dessus. Chaque joueur contrôle un serpent qui se déplace sans pouvoir </text:span><text:span text:style-name="T6">constamment vers l'avant mais peut changer de direction en tournant en angle droit.</text:span><text:span text:style-name="T4"> </text:span><text:span text:style-name="T2">Les serpents se meuvent dans une arène rectangulaire. Si un joueur conduit la tête de son serpent dans un </text:span><text:span text:style-name="T6">obstacle (</text:span><text:span text:style-name="T2">mur </text:span><text:span text:style-name="T6">ou corps de ser</text:span><text:span text:style-name="T2">pent</text:span><text:span text:style-name="T6">) </text:span><text:span text:style-name="T2">, il perd. En ce sens, c'est un jeu qui ressemble à Armagetron (adaptation d'un concept </text:span><text:span text:style-name="T3">du film Tron sorti en 1982).</text:span></text:p>
      <text:p text:style-name="P2"><text:span text:style-name="T3"/></text:p>
      <text:h text:style-name="Heading_20_1" text:outline-level="1"><text:span text:style-name="T10">I. </text:span>Moteur physique (jeu)</text:h>
      <text:p text:style-name="Text_20_body"/>
      <text:p text:style-name="P1">L'espace 2D <text:span text:style-name="T11">est</text:span> divisé en cases <text:span text:style-name="T8">numérotées grâce à un système de coordonnée dont l'origine est située en haut a gauche.</text:span> Une case p<text:span text:style-name="T12">eut</text:span> être une case de mur, une case de vide <text:span text:style-name="T12">ou une case snake</text:span>, <text:span text:style-name="T12">ce qui permet de représenter le snake dans l'espace</text:span>. <text:span text:style-name="T8">Chaque serpent est considéré comme un objet à part. </text:span>Le moteur physique du jeu <text:span text:style-name="T13">est</text:span> chargé de faire perdre le joueur qui aurait conduit son serpent dans, un mur, sa queue <text:span text:style-name="T8">où </text:span>le corps du serpent adverse.</text:p>
      <text:p text:style-name="P6">L'écoulement du temps <text:span text:style-name="T13">est</text:span> lui aussi discrétisé. C'es<text:span text:style-name="T13">t-à-</text:span>dire que le temps s'écoule par pas : le serpent avance toutes les x millisecondes.</text:p>
      <text:p text:style-name="P1">Les serpents <text:span text:style-name="T14">ont </text:span>une taille fixe, <text:span text:style-name="T8">contrairement au jeu « snake » sur les anciens téléphone Nokia.</text:span></text:p>
      <text:p text:style-name="P4">Le moteur physique <text:span text:style-name="T15">est</text:span> chargé de faire avancer le temps, c'est-<text:span text:style-name="T16">à-</text:span>dire faire avancer les snakes, gérer les collisions. <text:span text:style-name="T16">Il permet donc au jeu de tourner tout en vérifiant constamment qu'aucun des joueurs n'a perdu, auquel cas le jeu s'arrête.</text:span></text:p>
      <text:p text:style-name="P4"/>
      <text:h text:style-name="Heading_20_1" text:outline-level="1"><text:span text:style-name="T7">II. </text:span>Moteur graphique (affichage)</text:h>
      <text:p text:style-name="Text_20_body"/>
      <text:p text:style-name="P9">Dans un premier temps, un affichage en mode console <text:span text:style-name="T17">est </text:span>mis en place. <text:span text:style-name="T17">Le terrain avec les snakes est affiché case par case. Ensuite, à chaque déplacement, la nouvelle tête du snake est affichée et son ancienne queue est effacée.</text:span></text:p>
      <text:p text:style-name="P9"/>
      <text:p text:style-name="P9"><text:span text:style-name="T18">Ultérieurement,</text:span> la bibliothèque SDL sera utilisée pour concevoir un affichage plus <text:soft-page-break/>sophistiqué.</text:p>
      <text:p text:style-name="P9"/>
      <text:h text:style-name="Heading_20_1" text:outline-level="1">I<text:span text:style-name="T19">II</text:span>. <text:span text:style-name="T9">Commandes</text:span></text:h>
      <text:p text:style-name="Text_20_body"/>
      <text:p text:style-name="P3">La commande du serpent se fera grâce à 4 touches <text:span text:style-name="T9">du clavier </text:span>permettant d'orienter son serpent sur les quatre directions : haut, bas, gauche, droite. <text:span text:style-name="T19">Ces touches pourront être changées dans un menu « options ».</text:span></text:p>
      <text:p text:style-name="P4"/>
      <text:h text:style-name="Heading_20_1" text:outline-level="1"><text:span text:style-name="T7">IV. </text:span>I<text:span text:style-name="T7">ntelligence artificielle</text:span></text:h>
      <text:p text:style-name="Text_20_body"/>
      <text:p text:style-name="P10">On implémentera une intelligence artificielle qui pourra contrôler un serpent « robot » de manière autonome. Dans un premier temps, le robot se déplacera de manière aléatoire, puis, une version plus élaborée, impliquant une véritable tactique, sera implémentée</text:p>
      <text:p text:style-name="P12">Plusieurs « intelligences artificielles » sont programmables pour donner un comportement au Schlangà :</text:p>
      <text:p text:style-name="P12">- « aléatoire complet » : à chaque mouvement, la direction du Schlangà est décidée aléatoirement entre les 3 possibles. Cependant, il finit par mourir rapidement en percutant soit son corps soit un mur.</text:p>
      <text:p text:style-name="P12">- « aléatoire amélioré » : on utilise le même système qu'« aléatoire complet » mais en ne choisissant que parmi les directions étant des cases vides.</text:p>
      <text:p text:style-name="P12">- « <text:span text:style-name="T20">défensif » : le Schlangà cherche à fuir le joueur.</text:span></text:p>
      <text:h text:style-name="Heading_20_1" text:outline-level="1">V. Personnalisations du jeu</text:h>
      <text:p text:style-name="Text_20_body"/>
      <text:p text:style-name="P13">Plusieurs amélioration ou modes de jeu peuvent être ajoutés (liste non exhaustive, ne contenant que des propositions qui ne seront peut-être pas implémentées) :</text:p>
      <text:p text:style-name="P13">- Mode à 2 joueurs : le Schlangà est contrôlé par un joueur à la place de l'ordinateur.</text:p>
      <text:p text:style-name="P13">- Mode à 2 joueurs en ligne : mode à 2 joueurs avec utilisation d'un réseau client / serveur.</text:p>
      <text:p text:style-name="P13">- <text:span text:style-name="T21">Snake classique : jeu de « snake » classique avec le snake seul qui mange des objets pour grandir.</text:span></text:p>
      <text:p text:style-name="P13">- <text:span text:style-name="T21">Schlangà avec objets : ajout d'objets qui modifient les règles, le terrain, le comportement, … Par exemple, un objet pourra accélérer l'écoulement du temps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20%" fo:text-align="justify" style:justify-single-word="false" fo:text-indent="1cm" style:auto-text-indent="false" style:shadow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darus </meta:initial-creator>
    <meta:creation-date>2016-02-29T15:56:41.663900652</meta:creation-date>
    <dc:date>2016-03-01T11:30:17.967559330</dc:date>
    <meta:editing-duration>PT38M</meta:editing-duration>
    <meta:editing-cycles>20</meta:editing-cycles>
    <meta:generator>LibreOffice/5.0.5.2$Linux_X86_64 LibreOffice_project/00m0$Build-2</meta:generator>
    <meta:document-statistic meta:table-count="0" meta:image-count="0" meta:object-count="0" meta:page-count="2" meta:paragraph-count="25" meta:word-count="592" meta:character-count="3479" meta:non-whitespace-character-count="2912"/>
  </office:meta>
</office:document-meta>
</file>